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rmal" style:family="paragraph">
      <style:text-properties style:font-name="Times New Roman" fo:font-weight="bold" style:font-weight-asian="bold" style:font-weight-complex="bold" fo:color="#FF0000"/>
    </style:style>
    <style:style style:name="TableColumn4" style:family="table-column">
      <style:table-column-properties style:column-width="1.852in"/>
    </style:style>
    <style:style style:name="TableColumn5" style:family="table-column">
      <style:table-column-properties style:column-width="1.8611in"/>
    </style:style>
    <style:style style:name="TableColumn6" style:family="table-column">
      <style:table-column-properties style:column-width="2.4451in"/>
    </style:style>
    <style:style style:name="TableColumn7" style:family="table-column">
      <style:table-column-properties style:column-width="1.2486in"/>
    </style:style>
    <style:style style:name="TableColumn8" style:family="table-column">
      <style:table-column-properties style:column-width="1.5861in"/>
    </style:style>
    <style:style style:name="Table3" style:family="table">
      <style:table-properties style:width="8.99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2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4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5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6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8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9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28" style:parent-style-name="Normal" style:family="paragraph">
      <style:paragraph-properties fo:margin-bottom="0in" fo:line-height="100%"/>
    </style:style>
    <style:style style:name="T29" style:parent-style-name="Hyperlink" style:family="text">
      <style:text-properties style:font-name="Times New Roman" fo:font-size="12pt" style:font-size-asian="12pt"/>
    </style:style>
    <style:style style:name="TableCell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6" style:parent-style-name="Hyperlink" style:family="text">
      <style:text-properties style:font-name="Times New Roman" style:font-name-asian="Times New Roman" fo:font-size="12pt" style:font-size-asian="12pt" style:font-size-complex="12pt"/>
    </style:style>
    <style:style style:name="TableCell4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4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5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5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5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5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2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6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6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6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6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6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7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5" style:parent-style-name="Normal" style:family="paragraph">
      <style:paragraph-properties fo:margin-bottom="0in" fo:line-height="100%"/>
    </style:style>
    <style:style style:name="T7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9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8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1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8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8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8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8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8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9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4" style:parent-style-name="Normal" style:family="paragraph">
      <style:paragraph-properties fo:margin-bottom="0in" fo:line-height="100%"/>
    </style:style>
    <style:style style:name="T9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8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99" style:parent-style-name="Normal" style:family="paragraph">
      <style:paragraph-properties fo:margin-bottom="0in" fo:line-height="100%"/>
    </style:style>
    <style:style style:name="T100" style:parent-style-name="Hyperlink" style:family="text">
      <style:text-properties style:font-name="Times New Roman" fo:font-size="12pt" style:font-size-asian="12pt"/>
    </style:style>
    <style:style style:name="TableCell10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0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10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10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0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0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3" style:parent-style-name="Normal" style:family="paragraph">
      <style:paragraph-properties fo:margin-bottom="0in" fo:line-height="100%"/>
    </style:style>
    <style:style style:name="T11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1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1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17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1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19" style:parent-style-name="Hyperlink" style:family="text">
      <style:text-properties style:font-name="Times New Roman" style:font-name-asian="Times New Roman" fo:font-size="12pt" style:font-size-asian="12pt" style:font-size-complex="12pt"/>
    </style:style>
    <style:style style:name="TableCell1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2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12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12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2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2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3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13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3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3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39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14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openMetaAnalysis: PICO Table</text:p>
      <text:p text:style-name="P2">Under construction!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Trial</text:p>
          </table:table-cell>
          <table:table-cell table:style-name="TableCell12">
            <text:p text:style-name="P13">Patients</text:p>
          </table:table-cell>
          <table:table-cell table:style-name="TableCell14">
            <text:p text:style-name="P15">Intervention</text:p>
          </table:table-cell>
          <table:table-cell table:style-name="TableCell16">
            <text:p text:style-name="P17">Comparison</text:p>
          </table:table-cell>
          <table:table-cell table:style-name="TableCell18">
            <text:p text:style-name="P19">Outcome</text:p>
          </table:table-cell>
        </table:table-row>
        <table:table-row table:style-name="TableRow20">
          <table:table-cell table:style-name="TableCell21">
            <text:p text:style-name="P22"><text:span text:style-name="T23">National Lung Screening Trial (NLST)</text:span><text:span text:style-name="T24">, 2011</text:span><text:span text:style-name="T25"><text:line-break/></text:span><text:span text:style-name="T26">PMID:<text:s/></text:span><text:a xlink:href="http://pubmed.gov/25372087" office:target-frame-name="_top" xlink:show="replace"><text:span text:style-name="T27">25372087</text:span></text:a></text:p>
            <text:p text:style-name="P28"><text:a xlink:href="http://clinicaltrials.gov/show/NCT00047385" office:target-frame-name="_top" xlink:show="replace"><text:span text:style-name="T29">NCT00047385</text:span></text:a></text:p>
          </table:table-cell>
          <table:table-cell table:style-name="TableCell30">
            <text:p text:style-name="P31">100 subjects<text:s/><text:line-break/>• Mean age: 60 years<text:line-break/>•<text:s/>Males XX%<text:line-break/>•<text:s/>Median pack years smoking<text:s/></text:p>
          </table:table-cell>
          <table:table-cell table:style-name="TableCell32">
            <text:p text:style-name="P33">Low dose…..</text:p>
            <text:p text:style-name="P34">• Frequency of invites: yearly</text:p>
            <text:p text:style-name="P35">• Number of invites: __</text:p>
          </table:table-cell>
          <table:table-cell table:style-name="TableCell36">
            <text:p text:style-name="P37">Usual care<text:s/></text:p>
          </table:table-cell>
          <table:table-cell table:style-name="TableCell38">
            <text:p text:style-name="P39">Primary:<text:line-break/>• All cause in-hospital mortality<text:line-break/>Secondary:<text:line-break/>• Duration of ICU stay, and others</text:p>
          </table:table-cell>
        </table:table-row>
        <table:table-row table:style-name="TableRow40">
          <table:table-cell table:style-name="TableCell41">
            <text:p text:style-name="P42"><text:span text:style-name="T43">Multicentric Italian Lung Detection (MILD)</text:span><text:span text:style-name="T44">, 2013</text:span><text:span text:style-name="T45"><text:line-break/>PMID<text:s/></text:span><text:a xlink:href="http://pubmed.gov/22465911" office:target-frame-name="_top" xlink:show="replace"><text:span text:style-name="T46">22465911</text:span></text:a></text:p>
          </table:table-cell>
          <table:table-cell table:style-name="TableCell47">
            <text:p text:style-name="P48">100 subjects<text:s/><text:line-break/>• Mean age: 60 years<text:line-break/>• Males XX%<text:line-break/>• Median pack years smoking<text:s/></text:p>
          </table:table-cell>
          <table:table-cell table:style-name="TableCell49">
            <text:p text:style-name="P50">Low dose…..</text:p>
            <text:p text:style-name="P51">• Frequency of invites: yearly</text:p>
            <text:p text:style-name="P52">• Number of invites: __</text:p>
          </table:table-cell>
          <table:table-cell table:style-name="TableCell53">
            <text:p text:style-name="P54">Usual care<text:s/>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<text:span text:style-name="T60">Dante, 2015</text:span><text:span text:style-name="T61"><text:line-break/>PMID:<text:s/></text:span><text:a xlink:href="http://pubmed.gov/25760561" office:target-frame-name="_top" xlink:show="replace"><text:span text:style-name="T62">25760561</text:span></text:a></text:p>
          </table:table-cell>
          <table:table-cell table:style-name="TableCell63">
            <text:p text:style-name="P64">100 subjects<text:s/><text:line-break/>• Mean age: 60 years<text:line-break/>• Males XX%<text:line-break/>• Median pack years smoking<text:s/></text:p>
          </table:table-cell>
          <table:table-cell table:style-name="TableCell65">
            <text:p text:style-name="P66">Low dose…..</text:p>
            <text:p text:style-name="P67">• Frequency of invites: yearly</text:p>
            <text:p text:style-name="P68">• Number of invites: __</text:p>
          </table:table-cell>
          <table:table-cell table:style-name="TableCell69">
            <text:p text:style-name="P70">Usual care<text:s/></text:p>
          </table:table-cell>
          <table:table-cell table:style-name="TableCell71">
            <text:p text:style-name="P72">Primary:<text:line-break/>• Total duration of antimicrobial therapy<text:line-break/>Secondary:<text:line-break/>• All cause 28 day mortality, in-hospital mortality, duration of ICU and hospital stay<text:s/></text:p>
          </table:table-cell>
        </table:table-row>
        <table:table-row table:style-name="TableRow73">
          <table:table-cell table:style-name="TableCell74">
            <text:p text:style-name="P75"><text:span text:style-name="T76">German Lung Cancer Screening Intervention Trial (LUSI)</text:span><text:span text:style-name="T77">, 2015</text:span><text:span text:style-name="T78"><text:line-break/>PMID:<text:s/></text:span><text:a xlink:href="http://pubmed.gov/25783198" office:target-frame-name="_top" xlink:show="replace"><text:span text:style-name="T79">25783198</text:span></text:a><text:span text:style-name="T80"><text:line-break/></text:span><text:a xlink:href="https://clinicaltrials.gov/ct2/show/study/NCT00472667" office:target-frame-name="_top" xlink:show="replace"><text:span text:style-name="T81">NCT00472667</text:span></text:a></text:p>
          </table:table-cell>
          <table:table-cell table:style-name="TableCell82">
            <text:p text:style-name="P83">100 subjects<text:s/><text:line-break/>• Mean age: 60 years<text:line-break/>• Males XX%<text:line-break/>• Median pack years smoking<text:s/></text:p>
          </table:table-cell>
          <table:table-cell table:style-name="TableCell84">
            <text:p text:style-name="P85">Low dose…..</text:p>
            <text:p text:style-name="P86">• Frequency of invites: yearly</text:p>
            <text:p text:style-name="P87">• Number of invites: __</text:p>
          </table:table-cell>
          <table:table-cell table:style-name="TableCell88">
            <text:p text:style-name="P89">Usual care<text:s/></text:p>
          </table:table-cell>
          <table:table-cell table:style-name="TableCell90">
            <text:p text:style-name="P91">Primary:<text:line-break/>• All cause mortality at 28 and 60 days<text:s/><text:line-break/>Secondary:<text:line-break/>• Duration of ICU and hospital stay</text:p>
          </table:table-cell>
        </table:table-row>
        <text:soft-page-break/>
        <table:table-row table:style-name="TableRow92">
          <table:table-cell table:style-name="TableCell93">
            <text:p text:style-name="P94"><text:span text:style-name="T95">Danish Lung Cancer Screening Trial (DLCST)</text:span><text:span text:style-name="T96">, 2016</text:span><text:span text:style-name="T97"><text:line-break/>PMID:<text:s/></text:span><text:a xlink:href="http://pubmed.gov/26485620" office:target-frame-name="_top" xlink:show="replace"><text:span text:style-name="T98">26485620</text:span></text:a></text:p>
            <text:p text:style-name="P99"><text:a xlink:href="http://clinicaltrials.gov/show/NCT00496977" office:target-frame-name="_top" xlink:show="replace"><text:span text:style-name="T100">NCT00496977</text:span></text:a></text:p>
          </table:table-cell>
          <table:table-cell table:style-name="TableCell101">
            <text:p text:style-name="P102">100 subjects<text:s/><text:line-break/>• Mean age: 60 years<text:line-break/>• Males XX%<text:line-break/>• Median pack years smoking<text:s/></text:p>
          </table:table-cell>
          <table:table-cell table:style-name="TableCell103">
            <text:p text:style-name="P104">Low dose…..</text:p>
            <text:p text:style-name="P105">• Frequency of invites: yearly</text:p>
            <text:p text:style-name="P106">• Number of invites: __</text:p>
          </table:table-cell>
          <table:table-cell table:style-name="TableCell107">
            <text:p text:style-name="P108">Usual care<text:s/></text:p>
          </table:table-cell>
          <table:table-cell table:style-name="TableCell109">
            <text:p text:style-name="P110">Primary:<text:line-break/>• Total duration of antimicrobial therapy<text:line-break/>Secondary:<text:line-break/>• Others<text:s/></text:p>
          </table:table-cell>
        </table:table-row>
        <table:table-row table:style-name="TableRow111">
          <table:table-cell table:style-name="TableCell112">
            <text:p text:style-name="P113"><text:span text:style-name="T114">ITALUNG</text:span><text:span text:style-name="T115">, 2017</text:span><text:span text:style-name="T116"><text:line-break/>PMID:<text:s/></text:span><text:a xlink:href="http://pubmed.gov/28377492" office:target-frame-name="_top" xlink:show="replace"><text:span text:style-name="T117">28377492</text:span></text:a><text:span text:style-name="T118"><text:line-break/></text:span><text:a xlink:href="http://clinicaltrials.gov/show/NCT02777996" office:target-frame-name="_top" xlink:show="replace"><text:span text:style-name="T119">NCT02777996</text:span></text:a></text:p>
          </table:table-cell>
          <table:table-cell table:style-name="TableCell120">
            <text:p text:style-name="P121">100 subjects<text:s/><text:line-break/>• Mean age: 60 years<text:line-break/>• Males XX%<text:line-break/>• Median pack years smoking<text:s/></text:p>
          </table:table-cell>
          <table:table-cell table:style-name="TableCell122">
            <text:p text:style-name="P123">Low dose…..</text:p>
            <text:p text:style-name="P124">• Frequency of invites: yearly</text:p>
            <text:p text:style-name="P125">• Number of invites: __</text:p>
          </table:table-cell>
          <table:table-cell table:style-name="TableCell126">
            <text:p text:style-name="P127">Usual care<text:s/></text:p>
          </table:table-cell>
          <table:table-cell table:style-name="TableCell128">
            <text:p text:style-name="P129">Primary:<text:line-break/>• Total duration of antimicrobial therapy<text:line-break/>Secondary:<text:line-break/>• Mortality at 90 days</text:p>
          </table:table-cell>
        </table:table-row>
        <table:table-row table:style-name="TableRow130">
          <table:table-cell table:style-name="TableCell131">
            <text:p text:style-name="P132">Trial</text:p>
          </table:table-cell>
          <table:table-cell table:style-name="TableCell133">
            <text:p text:style-name="P134">Patients</text:p>
          </table:table-cell>
          <table:table-cell table:style-name="TableCell135">
            <text:p text:style-name="P136">Intervention</text:p>
          </table:table-cell>
          <table:table-cell table:style-name="TableCell137">
            <text:p text:style-name="P138">Comparison</text:p>
          </table:table-cell>
          <table:table-cell table:style-name="TableCell139">
            <text:p text:style-name="P140">Outcom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 Badgett</meta:initial-creator>
    <dc:creator>Robert Badgett</dc:creator>
    <meta:creation-date>2017-05-07T17:46:00Z</meta:creation-date>
    <dc:date>2019-04-12T02:06:00Z</dc:date>
    <meta:template xlink:href="Normal.dotm" xlink:type="simple"/>
    <meta:editing-cycles>8</meta:editing-cycles>
    <meta:editing-duration>PT4920S</meta:editing-duration>
    <meta:document-statistic meta:page-count="2" meta:paragraph-count="4" meta:word-count="365" meta:character-count="2442" meta:row-count="17" meta:non-whitespace-character-count="2081"/>
  </office:meta>
</office:document-meta>
</file>